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6400000064E7457B1DCC23FFC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2f7e1" officeooo:paragraph-rsid="0012f7e1"/>
    </style:style>
    <style:style style:name="P2" style:family="paragraph" style:parent-style-name="Title">
      <style:text-properties officeooo:rsid="0012f7e1" officeooo:paragraph-rsid="0012f7e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Linux</text:p>
      <text:p text:style-name="P1">Linux is a a Kernel<draw:frame draw:style-name="fr1" draw:name="Image1" text:anchor-type="char" svg:x="3.0665in" svg:y="0.3236in" svg:width="2.1465in" svg:height="2.1465in" draw:z-index="0"><draw:image xlink:href="Pictures/100002010000006400000064E7457B1DCC23FFC7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26T15:31:55.116167972</meta:creation-date>
    <dc:date>2022-02-26T15:39:55.549798645</dc:date>
    <meta:editing-duration>PT8M1S</meta:editing-duration>
    <meta:editing-cycles>1</meta:editing-cycles>
    <meta:document-statistic meta:table-count="0" meta:image-count="1" meta:object-count="0" meta:page-count="1" meta:paragraph-count="2" meta:word-count="6" meta:character-count="24" meta:non-whitespace-character-count="20"/>
    <meta:generator>LibreOffice/6.4.7.2$Linux_X86_64 LibreOffice_project/40$Build-2</meta:generator>
  </office:meta>
</office:document-meta>
</file>